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7472in"/>
    </style:style>
    <style:style style:name="co2" style:family="table-column">
      <style:table-column-properties fo:break-before="auto" style:column-width="4.3244in"/>
    </style:style>
    <style:style style:name="co3" style:family="table-column">
      <style:table-column-properties fo:break-before="auto" style:column-width="1.76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3 distanceAlgorithm PROBABILITY APLENGTH 7 Algorithms c distribution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7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4.2857142857143">
            <text:p>14.2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n,9,y,aa,11,3,af,ag,ai,al,am,an,ao,10,1,2,4,</text:p>
          </table:table-cell>
          <table:table-cell office:value-type="string">
            <text:p>a,11,3,af,ag,ao,10,</text:p>
          </table:table-cell>
          <table:table-cell office:value-type="string">
            <text:p>a,11,3,af,ag,ao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7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4.2857142857143">
            <text:p>14.2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n,9,y,aa,11,3,af,ag,al,am,an,ao,10,1,2,4,</text:p>
          </table:table-cell>
          <table:table-cell office:value-type="string">
            <text:p>a,b,3,af,ag,ao,10,</text:p>
          </table:table-cell>
          <table:table-cell office:value-type="string">
            <text:p>a,b,3,af,ag,ao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n,9,y,aa,11,3,af,ag,aj,al,am,an,ao,10,1,2,4,</text:p>
          </table:table-cell>
          <table:table-cell office:value-type="string">
            <text:p>a,11,3,af,ag,ao,10,1,</text:p>
          </table:table-cell>
          <table:table-cell office:value-type="string">
            <text:p>a,11,3,af,ag,ao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n,9,y,aa,11,3,af,ag,ai,aj,al,am,an,ao,10,1,2,4,</text:p>
          </table:table-cell>
          <table:table-cell office:value-type="string">
            <text:p>a,3,af,ag,ao,10,</text:p>
          </table:table-cell>
          <table:table-cell office:value-type="string">
            <text:p>a,3,af,ag,ao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n,9,y,aa,11,3,af,ag,aj,al,am,an,ao,10,1,2,4,</text:p>
          </table:table-cell>
          <table:table-cell office:value-type="string">
            <text:p>a,11,3,af,ag,ao,10,1,</text:p>
          </table:table-cell>
          <table:table-cell office:value-type="string">
            <text:p>a,11,3,af,ag,ao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n,9,y,aa,11,3,af,ag,ai,aj,al,am,an,ao,10,1,2,4,</text:p>
          </table:table-cell>
          <table:table-cell office:value-type="string">
            <text:p>a,11,3,af,ag,ao,10,1,</text:p>
          </table:table-cell>
          <table:table-cell office:value-type="string">
            <text:p>a,11,3,af,ag,ao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n,9,y,aa,11,3,af,ag,ai,aj,al,am,an,ao,10,1,2,4,</text:p>
          </table:table-cell>
          <table:table-cell office:value-type="string">
            <text:p>a,11,3,af,ag,ao,10,1,</text:p>
          </table:table-cell>
          <table:table-cell office:value-type="string">
            <text:p>a,11,3,af,ag,ao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n,9,y,aa,11,3,af,ag,ai,aj,al,am,an,ao,10,1,2,4,</text:p>
          </table:table-cell>
          <table:table-cell office:value-type="string">
            <text:p>a,3,af,ag,ao,10,</text:p>
          </table:table-cell>
          <table:table-cell office:value-type="string">
            <text:p>a,3,af,ag,ao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n,9,y,aa,11,3,af,ag,al,am,an,ao,10,1,2,4,</text:p>
          </table:table-cell>
          <table:table-cell office:value-type="string">
            <text:p>a,3,af,ag,ao,10,</text:p>
          </table:table-cell>
          <table:table-cell office:value-type="string">
            <text:p>a,3,af,ag,ao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n,9,y,aa,11,3,af,ag,al,am,an,ao,10,1,2,4,</text:p>
          </table:table-cell>
          <table:table-cell office:value-type="string">
            <text:p>a,3,af,ag,ao,10,</text:p>
          </table:table-cell>
          <table:table-cell office:value-type="string">
            <text:p>a,3,af,ag,ao,10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3 distanceAlgorithm PROBABILITY APLENGTH 7 Algorithms c distribution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i,m,n,9,y,7,aa,13,11,ae,3,af,ag,ai,al,am,an,ao,ap,10,1,2,4,</text:p>
          </table:table-cell>
          <table:table-cell office:value-type="string">
            <text:p>a,m,9,11,3,af,ag,ao,ap,10,</text:p>
          </table:table-cell>
          <table:table-cell office:value-type="string">
            <text:p>a,m,9,11,3,af,ag,ao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i,m,n,9,y,7,aa,13,11,ae,3,af,ag,ai,al,am,an,ao,ap,10,1,2,4,</text:p>
          </table:table-cell>
          <table:table-cell office:value-type="string">
            <text:p>a,m,9,11,3,af,ag,ao,ap,10,</text:p>
          </table:table-cell>
          <table:table-cell office:value-type="string">
            <text:p>a,m,9,11,3,af,ag,ao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i,m,n,9,y,7,aa,13,11,ae,3,af,ag,ai,al,am,an,ao,ap,10,1,2,4,</text:p>
          </table:table-cell>
          <table:table-cell office:value-type="string">
            <text:p>a,m,9,11,3,af,ag,ao,ap,10,</text:p>
          </table:table-cell>
          <table:table-cell office:value-type="string">
            <text:p>a,m,9,11,3,af,ag,ao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i,m,n,9,y,7,aa,13,11,ae,3,af,ag,ai,al,am,an,ao,ap,10,1,2,4,</text:p>
          </table:table-cell>
          <table:table-cell office:value-type="string">
            <text:p>a,m,9,11,3,af,ag,ao,ap,10,</text:p>
          </table:table-cell>
          <table:table-cell office:value-type="string">
            <text:p>a,m,9,11,3,af,ag,ao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i,m,n,9,y,7,aa,13,11,ae,3,af,ag,ai,al,am,an,ao,ap,10,1,2,4,</text:p>
          </table:table-cell>
          <table:table-cell office:value-type="string">
            <text:p>a,m,9,11,3,af,ag,ao,ap,10,</text:p>
          </table:table-cell>
          <table:table-cell office:value-type="string">
            <text:p>a,m,9,11,3,af,ag,ao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i,m,n,9,y,7,aa,13,11,ae,3,af,ag,ai,al,am,an,ao,ap,10,1,2,4,</text:p>
          </table:table-cell>
          <table:table-cell office:value-type="string">
            <text:p>a,m,9,11,3,af,ag,ao,ap,10,</text:p>
          </table:table-cell>
          <table:table-cell office:value-type="string">
            <text:p>a,m,9,11,3,af,ag,ao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i,m,n,9,y,7,aa,13,11,ae,3,af,ag,ai,al,am,an,ao,ap,10,1,2,4,</text:p>
          </table:table-cell>
          <table:table-cell office:value-type="string">
            <text:p>a,m,9,11,3,af,ag,ao,ap,10,</text:p>
          </table:table-cell>
          <table:table-cell office:value-type="string">
            <text:p>a,m,9,11,3,af,ag,ao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i,m,n,9,y,7,aa,13,11,ae,3,af,ag,ai,al,am,an,ao,ap,10,1,2,4,</text:p>
          </table:table-cell>
          <table:table-cell office:value-type="string">
            <text:p>a,m,9,11,3,af,ag,ao,ap,10,</text:p>
          </table:table-cell>
          <table:table-cell office:value-type="string">
            <text:p>a,m,9,11,3,af,ag,ao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i,m,n,9,y,7,aa,13,11,ae,3,af,ag,ai,al,am,an,ao,ap,10,1,2,4,</text:p>
          </table:table-cell>
          <table:table-cell office:value-type="string">
            <text:p>a,m,9,11,3,af,ag,ao,ap,10,</text:p>
          </table:table-cell>
          <table:table-cell office:value-type="string">
            <text:p>a,m,9,11,3,af,ag,ao,ap,1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d,e,i,m,n,9,y,7,aa,13,11,ae,3,af,ag,ai,al,am,an,ao,ap,10,1,2,4,</text:p>
          </table:table-cell>
          <table:table-cell office:value-type="string">
            <text:p>a,m,9,11,3,af,ag,ao,ap,10,</text:p>
          </table:table-cell>
          <table:table-cell office:value-type="string">
            <text:p>a,m,9,11,3,af,ag,ao,ap,1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8:06:49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322" meta:object-count="0"/>
  </office:meta>
</office:document-meta>
</file>